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ubtitle">
      <style:text-properties officeooo:rsid="001e8897" officeooo:paragraph-rsid="001e8897"/>
    </style:style>
    <style:style style:name="P2" style:family="paragraph" style:parent-style-name="Title">
      <style:text-properties officeooo:rsid="001e8897" officeooo:paragraph-rsid="001e8897"/>
    </style:style>
    <style:style style:name="P3" style:family="paragraph" style:parent-style-name="Text_20_body">
      <style:text-properties officeooo:paragraph-rsid="001e8897"/>
    </style:style>
    <style:style style:name="P4" style:family="paragraph" style:parent-style-name="Text_20_body">
      <style:text-properties officeooo:paragraph-rsid="002530f3"/>
    </style:style>
    <style:style style:name="P5" style:family="paragraph" style:parent-style-name="Heading_20_1">
      <style:text-properties officeooo:rsid="001e8897" officeooo:paragraph-rsid="001e8897"/>
    </style:style>
    <style:style style:name="P6" style:family="paragraph" style:parent-style-name="Text_20_body" style:list-style-name="L1">
      <style:text-properties fo:font-weight="bold" style:font-weight-asian="bold" style:font-weight-complex="bold"/>
    </style:style>
    <style:style style:name="P7" style:family="paragraph" style:parent-style-name="Text_20_body">
      <style:text-properties officeooo:paragraph-rsid="00296abd"/>
    </style:style>
    <style:style style:name="P8" style:family="paragraph" style:parent-style-name="Heading_20_3">
      <style:text-properties officeooo:rsid="001e8897" officeooo:paragraph-rsid="001e8897"/>
    </style:style>
    <style:style style:name="P9" style:family="paragraph" style:parent-style-name="Heading_20_3">
      <style:text-properties officeooo:paragraph-rsid="002530f3"/>
    </style:style>
    <style:style style:name="P10" style:family="paragraph" style:parent-style-name="Heading_20_3">
      <style:text-properties officeooo:rsid="00296abd" officeooo:paragraph-rsid="00296abd"/>
    </style:style>
    <style:style style:name="P11" style:family="paragraph" style:parent-style-name="Footer">
      <style:paragraph-properties fo:text-align="end" style:justify-single-word="false"/>
      <style:text-properties officeooo:rsid="002bbfde" officeooo:paragraph-rsid="002bbfde"/>
    </style:style>
    <style:style style:name="T1" style:family="text">
      <style:text-properties officeooo:rsid="002146e8"/>
    </style:style>
    <style:style style:name="T2" style:family="text">
      <style:text-properties officeooo:rsid="0022f24a"/>
    </style:style>
    <style:style style:name="T3" style:family="text">
      <style:text-properties fo:font-weight="normal" officeooo:rsid="00269ad9" style:font-weight-asian="normal" style:font-weight-complex="normal"/>
    </style:style>
    <style:style style:name="T4" style:family="text">
      <style:text-properties fo:font-weight="normal" officeooo:rsid="00280ba1" style:font-weight-asian="normal" style:font-weight-complex="normal"/>
    </style:style>
    <style:style style:name="T5" style:family="text">
      <style:text-properties officeooo:rsid="00280ba1"/>
    </style:style>
    <style:style style:name="T6" style:family="text">
      <style:text-properties officeooo:rsid="002d89ce"/>
    </style:style>
    <style:style style:name="T7" style:family="text">
      <style:text-properties officeooo:rsid="002f46d8"/>
    </style:style>
    <style:style style:name="T8" style:family="text">
      <style:text-properties officeooo:rsid="0030f02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ABORATORY ASSIGNMENT 2</text:p>
      <text:p text:style-name="P1">SEARCH</text:p>
      <text:h text:style-name="P5" text:outline-level="1">Part 2 – Theory:</text:h>
      <text:h text:style-name="P8" text:outline-level="3">In the vacuum cleaner domain in part 1, what were the states and actions? What is the branching factor?</text:h>
      <text:p text:style-name="P3"><text:tab/><text:span text:style-name="T1">A state is the specific situation of the “world” (our program’s world) at a specific time, which means that in our domain the state would be our position in the maze (and the knowledge of the obstacles and dirt positions). The actions are our operators to modify the world, which in our domain would translate to the different movement options our agent have, we have four movement options (north, west, south and east) so the branching factor is 4.</text:span></text:p>
      <text:h text:style-name="P8" text:outline-level="3"><text:s/>What is the difference between Breadth First Search and Uniform Cost Search in a domain where the cost of each action is 1?</text:h>
      <text:p text:style-name="P4"><text:tab/><text:span text:style-name="T2">The UCS algorithm is designed to select the node with the lowest cost so, in a context where all the actions have the same cost, it lacks of sense. In that kind of environment the BFS seems to work better (in spite of the big expansion of his conceptual tree).</text:span></text:p>
      <text:h text:style-name="P8" text:outline-level="3">Suppose that h1 and h2 are admissible heuristics (used in for example A*). Which of the following are also admissible?</text:h>
      <text:list xml:id="list1772177889489805286" text:style-name="L1">
        <text:list-item>
          <text:p text:style-name="P6">(h1+h2)/2 : <text:span text:style-name="T3">Is an admissible heuristic, </text:span><text:span text:style-name="T4">as neither h1 or h2 can overestimate the cost the average of them is a valid solution.</text:span></text:p>
        </text:list-item>
        <text:list-item>
          <text:p text:style-name="P6">2h1 : <text:span text:style-name="T3">This wouldn’t be an admissible, because it would be an overestimation.</text:span></text:p>
        </text:list-item>
        <text:list-item>
          <text:p text:style-name="P6">max(h1,h2) : <text:span text:style-name="T4">As long as h1 and h2 are admissible heuristics, choosing the highest one shouldn’t be a problem.</text:span></text:p>
        </text:list-item>
      </text:list>
      <text:h text:style-name="P9" text:outline-level="3">If one would use A* to search for a path to one specific square in the vacuum domain, what could the heuristic (h) be? The cost function (g)? Is it an admissible heuristic?</text:h>
      <text:p text:style-name="P4"><text:tab/><text:span text:style-name="T5">For the heuristic we can consider the distance between our agent’s position and the square position (a straight line distance). The cost could be the number of steps that the agent would have to take in order to get to the cell. It might not be the best heuristic, but is an admissible one because is realistic and it doesn’t overestimate the cost.</text:span></text:p>
      <text:h text:style-name="P10" text:outline-level="3"><text:soft-page-break/><text:s/>Draw and explain. Choose your three favorite search algorithms and apply them to any problem domain (it might be a good idea to use a domain where you can identify a good heuristic function). Draw the search tree for them, and explain how they proceed in the searching. Also include the memory usage. You can attach a hand-made drawing.</text:h>
      <text:p text:style-name="P7"><text:tab/><text:span text:style-name="T6">Our problem will be the next: You’re an adventurer and have a backpack that can only hold, let’s say 15kg, and you have to select a path where there will be objects with a certain weight and value. You want to get the best amount of values, but you have a weight limit, so you can decide if you want to pick up the object or no. And also our explorer can’t come back (for simplicity).</text:span></text:p>
      <text:p text:style-name="P7"><text:tab/><text:span text:style-name="T7">Our algorithm should get the best path and the best decisions about picking up the objects.</text:span></text:p>
      <text:p text:style-name="P7"><text:tab/><text:span text:style-name="T8">We’re going to write a small problem, because the branching factor can be tricky as we have the decision of picking up the object or not and it grows pretty quickly.</text:span></text:p>
      <text:p text:style-name="Heading"><text:tab/><text:span text:style-name="T8">A* algorith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rsid="002bbfde" officeooo:paragraph-rsid="002bbfd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Oier Saizar</text:p>
        <text:p text:style-name="MP1">Juan Ramón del Caño</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2T17:36:27.831325175</meta:creation-date>
    <dc:date>2016-09-13T18:38:23.612135101</dc:date>
    <meta:editing-duration>PT22M16S</meta:editing-duration>
    <meta:editing-cycles>4</meta:editing-cycles>
    <meta:generator>LibreOffice/5.1.4.2$Linux_X86_64 LibreOffice_project/10m0$Build-2</meta:generator>
    <meta:document-statistic meta:table-count="0" meta:image-count="0" meta:object-count="0" meta:page-count="2" meta:paragraph-count="20" meta:word-count="547" meta:character-count="2968" meta:non-whitespace-character-count="2439"/>
  </office:meta>
</office:document-meta>
</file>